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30e01" officeooo:paragraph-rsid="00030e01"/>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o para reflexionar acerca de cómo era la vida de los esclavos en las colonias francesas de América</text:p>
      <text:p text:style-name="P1">Fragmentos de “<text:span text:style-name="T1">El Código Negro</text:span>”</text:p>
      <text:p text:style-name="P1"/>
      <text:p text:style-name="P1">El Artículo 12 del Código Negro indicaba que los hijos de matrimonios entre esclavos nacían esclavos y pertenecían a los dueños de la madre del niño, en el caso de que ambos, madre y padre, no fuesen esclavos de un mismo dueño.</text:p>
      <text:p text:style-name="P1">El Artículo 15 prohibía a los esclavos llevar todo tipo de objeto que pudiese ser usado como arma, como por ejemplo palos gruesos. Si eran encontrados con un objeto semejante serían castigados físicamente, “azotados con el látigo”. Sólo les era permitido llevar un arma en el caso de que su dueño les hubiese ordenado ir a cazar, y si llevaban además una carta del amo permitiéndoselo. </text:p>
      <text:p text:style-name="P1">El Artículo 16 prohibía a los esclavos de diferentes dueños reunirse tanto de día como de noche. No se les permitía hacerlo ni en las casas de los amos, ni por los caminos, ni ir juntos a una boda, bajo la pena de castigos corporales. </text:p>
      <text:p text:style-name="P1">El Artículo 19 prohibía a los esclavos vender en los mercados todo tipo de productos, fuesen frutos, leños, hierbas para animales o manufacturas. Sólo les era permitido vender con un permiso escrito de sus dueños. Si no lo tenían consigo, se les sacarían los productos, sin devolverlos a sus amos.</text:p>
      <text:p text:style-name="P1"/>
      <text:p text:style-name="P1">Texto para reflexionar acerca de cómo era la vida de los esclavos en las colonias francesas de América</text:p>
      <text:p text:style-name="P1">Fragmentos de “<text:span text:style-name="T1">El Código Negro</text:span>”</text:p>
      <text:p text:style-name="P1"/>
      <text:p text:style-name="P1">El Artículo 12 del Código Negro indicaba que los hijos de matrimonios entre esclavos nacían esclavos y pertenecían a los dueños de la madre del niño, en el caso de que ambos, madre y padre, no fuesen esclavos de un mismo dueño.</text:p>
      <text:p text:style-name="P1">El Artículo 15 prohibía a los esclavos llevar todo tipo de objeto que pudiese ser usado como arma, como por ejemplo palos gruesos. Si eran encontrados con un objeto semejante serían castigados físicamente, “azotados con el látigo”. Sólo les era permitido llevar un arma en el caso de que su dueño les hubiese ordenado ir a cazar, y si llevaban además una carta del amo permitiéndoselo. </text:p>
      <text:p text:style-name="P1">El Artículo 16 prohibía a los esclavos de diferentes dueños reunirse tanto de día como de noche. No se les permitía hacerlo ni en las casas de los amos, ni por los caminos, ni ir juntos a una boda, bajo la pena de castigos corporales. </text:p>
      <text:p text:style-name="P1">El Artículo 19 prohibía a los esclavos vender en los mercados todo tipo de productos, fuesen frutos, leños, hierbas para animales o manufacturas. Sólo les era permitido vender con un permiso escrito de sus dueños. Si no lo tenían consigo, se les sacarían los productos, sin devolverlos a sus amos.</text:p>
      <text:p text:style-name="P1"/>
      <text:p text:style-name="P1">Texto para reflexionar acerca de cómo era la vida de los esclavos en las colonias francesas de América</text:p>
      <text:p text:style-name="P1">Fragmentos de “<text:span text:style-name="T1">El Código Negro</text:span>”</text:p>
      <text:p text:style-name="P1"/>
      <text:p text:style-name="P1">El Artículo 12 del Código Negro indicaba que los hijos de matrimonios entre esclavos nacían esclavos y pertenecían a los dueños de la madre del niño, en el caso de que ambos, madre y padre, no fuesen esclavos de un mismo dueño.</text:p>
      <text:p text:style-name="P1">El Artículo 15 prohibía a los esclavos llevar todo tipo de objeto que pudiese ser usado como arma, como por ejemplo palos gruesos. Si eran encontrados con un objeto semejante serían castigados físicamente, “azotados con el látigo”. Sólo les era permitido llevar un arma en el caso de que su dueño les hubiese ordenado ir a cazar, y si llevaban además una carta del amo permitiéndoselo. </text:p>
      <text:p text:style-name="P1">El Artículo 16 prohibía a los esclavos de diferentes dueños reunirse tanto de día como de noche. No se les permitía hacerlo ni en las casas de los amos, ni por los caminos, ni ir juntos a una boda, bajo la pena de castigos corporales. </text:p>
      <text:p text:style-name="P1">El Artículo 19 prohibía a los esclavos vender en los mercados todo tipo de productos, fuesen frutos, leños, hierbas para animales o manufacturas. Sólo les era permitido vender con un permiso escrito de sus dueños. Si no lo tenían consigo, se les sacarían los productos, sin devolverlos a sus a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1:58:01.817474697</meta:creation-date>
    <dc:date>2017-05-26T12:02:43.423207535</dc:date>
    <meta:editing-duration>PT4M43S</meta:editing-duration>
    <meta:editing-cycles>1</meta:editing-cycles>
    <meta:document-statistic meta:table-count="0" meta:image-count="0" meta:object-count="0" meta:page-count="1" meta:paragraph-count="18" meta:word-count="678" meta:character-count="3834" meta:non-whitespace-character-count="3168"/>
    <meta:generator>LibreOffice/5.2.6.2$Linux_X86_64 LibreOffice_project/20m0$Build-2</meta:generator>
  </office:meta>
</office:document-meta>
</file>